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17.862cm" svg:y="11.398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37cm" svg:height="0.887cm" svg:x="7.643cm" svg:y="12.638cm">
          <draw:text-box>
            <text:p text:style-name="P2"><text:span text:style-name="T1">Spring Integration</text:span></text:p>
            <text:p text:style-name="P2"><text:span text:style-name="T1">channel</text:span></text:p>
          </draw:text-box>
        </draw:frame>
        <draw:custom-shape draw:style-name="gr3" draw:text-style-name="P1" draw:layer="layout" svg:width="2.083cm" svg:height="0.498cm" svg:x="7.979cm" svg:y="1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93cm" svg:height="1.91cm" svg:x="1.789cm" svg:y="10.951cm">
          <text:p text:style-name="P3"><text:span text:style-name="T2">Web</text:span></text:p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106cm" svg:y1="11.908cm" svg:x2="7.896cm" svg:y2="11.905cm">
          <text:p/>
        </draw:line>
        <draw:g>
          <draw:line draw:style-name="gr4" draw:text-style-name="P1" draw:layer="layout" svg:x1="4.192cm" svg:y1="11.571cm" svg:x2="5.423cm" svg:y2="11.571cm">
            <text:p/>
          </draw:line>
          <draw:line draw:style-name="gr4" draw:text-style-name="P1" draw:layer="layout" svg:x1="5.423cm" svg:y1="12.241cm" svg:x2="4.192cm" svg:y2="12.241cm">
            <text:p/>
          </draw:line>
        </draw:g>
        <draw:g>
          <draw:polygon draw:style-name="gr5" draw:text-style-name="P1" draw:layer="layout" svg:width="0.507cm" svg:height="1.541cm" svg:x="11.975cm" svg:y="11.135cm" svg:viewBox="0 0 508 1542" draw:points="0,0 0,1542 508,1028 508,494">
            <text:p/>
          </draw:polygon>
          <draw:custom-shape draw:style-name="gr6" draw:text-style-name="P1" draw:layer="layout" svg:width="0.752cm" svg:height="1.569cm" svg:x="11.1cm" svg:y="11.122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5" draw:text-style-name="P1" draw:layer="layout" svg:width="-0.507cm" svg:height="-1.541cm" svg:x="6.121cm" svg:y="12.682cm" svg:viewBox="0 0 -508 -1542" draw:points="0,0 0,1542 508,1028 508,494">
            <text:p/>
          </draw:polygon>
          <draw:custom-shape draw:style-name="gr6" draw:text-style-name="P1" draw:layer="layout" svg:width="0.752cm" svg:height="1.569cm" svg:x="6.244cm" svg:y="11.12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</draw:g>
        <draw:line draw:style-name="gr4" draw:text-style-name="P1" draw:layer="layout" svg:x1="10.116cm" svg:y1="11.908cm" svg:x2="10.906cm" svg:y2="11.905cm">
          <text:p/>
        </draw:line>
        <draw:g>
          <draw:custom-shape draw:style-name="gr3" draw:text-style-name="P1" draw:layer="layout" svg:width="2.083cm" svg:height="0.498cm" svg:x="14.271cm" svg:y="11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083cm" svg:height="0.498cm" svg:x="14.271cm" svg:y="1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4" draw:text-style-name="P1" draw:layer="layout" svg:x1="12.681cm" svg:y1="11.571cm" svg:x2="13.912cm" svg:y2="11.571cm">
            <text:p/>
          </draw:line>
          <draw:line draw:style-name="gr4" draw:text-style-name="P1" draw:layer="layout" svg:x1="13.912cm" svg:y1="12.241cm" svg:x2="12.681cm" svg:y2="12.241cm">
            <text:p/>
          </draw:line>
        </draw:g>
        <draw:g>
          <draw:line draw:style-name="gr4" draw:text-style-name="P1" draw:layer="layout" svg:x1="16.482cm" svg:y1="11.571cm" svg:x2="17.713cm" svg:y2="11.571cm">
            <text:p/>
          </draw:line>
          <draw:line draw:style-name="gr4" draw:text-style-name="P1" draw:layer="layout" svg:x1="17.713cm" svg:y1="12.241cm" svg:x2="16.482cm" svg:y2="12.241cm">
            <text:p/>
          </draw:line>
        </draw:g>
        <draw:frame draw:style-name="gr2" draw:text-style-name="P2" draw:layer="layout" svg:width="2.051cm" svg:height="0.887cm" svg:x="5.334cm" svg:y="12.638cm">
          <draw:text-box>
            <text:p text:style-name="P2"><text:span text:style-name="T1">PDF service</text:span></text:p>
            <text:p text:style-name="P2"><text:span text:style-name="T1">gateway</text:span></text:p>
          </draw:text-box>
        </draw:frame>
        <draw:frame draw:style-name="gr2" draw:text-style-name="P2" draw:layer="layout" svg:width="2.644cm" svg:height="0.887cm" svg:x="10.312cm" svg:y="12.638cm">
          <draw:text-box>
            <text:p text:style-name="P2"><text:span text:style-name="T1">Outbound AMQP</text:span></text:p>
            <text:p text:style-name="P2"><text:span text:style-name="T1">gateway</text:span></text:p>
          </draw:text-box>
        </draw:frame>
        <draw:frame draw:style-name="gr2" draw:text-style-name="P2" draw:layer="layout" svg:width="2.64cm" svg:height="0.569cm" svg:x="14.012cm" svg:y="12.639cm">
          <draw:text-box>
            <text:p text:style-name="P2"><text:span text:style-name="T1">Response queue</text:span></text:p>
          </draw:text-box>
        </draw:frame>
        <draw:frame draw:style-name="gr2" draw:text-style-name="P2" draw:layer="layout" svg:width="2.957cm" svg:height="0.569cm" svg:x="13.854cm" svg:y="10.634cm">
          <draw:text-box>
            <text:p text:style-name="P2"><text:span text:style-name="T1">PDF request queue</text:span></text:p>
          </draw:text-box>
        </draw:frame>
        <draw:frame draw:style-name="gr2" draw:text-style-name="P2" draw:layer="layout" svg:width="1.996cm" svg:height="0.569cm" svg:x="17.412cm" svg:y="12.64cm">
          <draw:text-box>
            <text:p text:style-name="P2"><text:span text:style-name="T1">PDF worker</text:span></text:p>
          </draw:text-box>
        </draw:frame>
        <draw:polyline draw:style-name="gr7" draw:text-style-name="P1" draw:layer="layout" svg:width="0.253cm" svg:height="11.429cm" draw:transform="rotate (-1.57079632679579) translate (12.938cm 13.9539999999966cm)" svg:viewBox="0 0 254 11430" draw:points="0,11430 254,11430 254,0 0,0">
          <text:p/>
        </draw:polyline>
        <draw:frame draw:style-name="gr2" draw:text-style-name="P4" draw:layer="layout" svg:width="2.047cm" svg:height="0.569cm" svg:x="6.2cm" svg:y="14.34cm">
          <draw:text-box>
            <text:p text:style-name="P4"><text:span text:style-name="T3">Application</text:span></text:p>
          </draw:text-box>
        </draw:frame>
        <draw:polyline draw:style-name="gr7" draw:text-style-name="P1" draw:layer="layout" svg:width="0.253cm" svg:height="3.555cm" draw:transform="rotate (-1.57079632679579) translate (17.002cm 13.9539999999989cm)" svg:viewBox="0 0 254 3556" draw:points="0,3556 254,3556 254,0 0,0">
          <text:p/>
        </draw:polyline>
        <draw:frame draw:style-name="gr2" draw:text-style-name="P4" draw:layer="layout" svg:width="1.84cm" svg:height="0.569cm" svg:x="14.304cm" svg:y="14.34cm">
          <draw:text-box>
            <text:p text:style-name="P4"><text:span text:style-name="T3">RabbitMQ</text:span></text:p>
          </draw:text-box>
        </draw:frame>
        <draw:polyline draw:style-name="gr7" draw:text-style-name="P1" draw:layer="layout" svg:width="0.253cm" svg:height="2.195cm" draw:transform="rotate (-1.57079632679579) translate (19.495cm 13.9539999999994cm)" svg:viewBox="0 0 254 2196" draw:points="0,2196 254,2196 254,0 0,0">
          <text:p/>
        </draw:polyline>
        <draw:frame draw:style-name="gr2" draw:text-style-name="P4" draw:layer="layout" svg:width="2.047cm" svg:height="0.569cm" svg:x="17.374cm" svg:y="14.34cm">
          <draw:text-box>
            <text:p text:style-name="P4"><text:span text:style-name="T3">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cogoluegnes </meta:initial-creator>
    <meta:creation-date>2012-03-15T11:03:35</meta:creation-date>
    <dc:date>2012-03-15T14:37:38</dc:date>
    <dc:creator>acogoluegnes </dc:creator>
    <meta:editing-duration>PT3H34M5S</meta:editing-duration>
    <meta:editing-cycles>14</meta:editing-cycles>
    <meta:generator>LibreOffice/3.3$Unix LibreOffice_project/330m19$Build-401</meta:generator>
    <meta:document-statistic meta:object-count="35"/>
  </office:meta>
</office:document-meta>
</file>